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7.526cm" draw:transform="rotate (1.5707963267949) translate (1.397cm 5.37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143cm" svg:y1="5.868cm" svg:x2="7.985cm" svg:y2="5.868cm">
          <text:p/>
        </draw:line>
        <draw:line draw:style-name="gr2" draw:text-style-name="P1" draw:layer="layout" svg:x1="17.891cm" svg:y1="2.82cm" svg:x2="12.938cm" svg:y2="2.82cm">
          <text:p text:style-name="P1"/>
          <text:p text:style-name="P1"/>
        </draw:line>
        <draw:custom-shape draw:style-name="gr3" draw:text-style-name="P1" draw:layer="layout" svg:width="4.148cm" svg:height="0.762cm" svg:x="3.667cm" svg:y="6.149cm">
          <text:p text:style-name="P1">First phase: C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26cm" svg:height="0.762cm" svg:x="13.154cm" svg:y="1.731cm">
          <text:p text:style-name="P1">Second phase: C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4cm" svg:height="1.651cm" svg:x="10.033cm" svg:y="3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32cm" svg:height="0.635cm" svg:x="10.725cm" svg:y="3.455cm">
          <text:p text:style-name="P1">CV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32cm" svg:height="0.635cm" svg:x="7.625cm" svg:y="4.556cm">
          <text:p text:style-name="P1">CV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0.931cm" svg:x="10.779cm" svg:y="2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0.931cm" svg:x="8.366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fill-image-width="0cm" draw:fill-image-height="0cm" draw:textarea-vertical-align="botto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in </meta:initial-creator>
    <meta:creation-date>2013-07-27T08:20:35</meta:creation-date>
    <dc:date>2013-07-27T08:33:31</dc:date>
    <dc:creator>Marcin </dc:creator>
    <meta:editing-duration>P0D</meta:editing-duration>
    <meta:editing-cycles>1</meta:editing-cycles>
    <meta:document-statistic meta:object-count="10"/>
    <meta:generator>LibreOffice/4.0.2.2$Linux_X86_64 LibreOffice_project/400m0$Build-2</meta:generator>
  </office:meta>
</office:document-meta>
</file>